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fo:language="zxx" fo:country="none" style:font-size-asian="11pt" style:language-asian="zxx" style:country-asian="none" style:font-size-complex="11pt"/>
    </style:style>
    <style:style style:name="P4" style:family="paragraph" style:parent-style-name="Standard">
      <style:paragraph-properties fo:margin-left="6.251cm" fo:margin-right="6.248cm" fo:text-align="center" style:justify-single-word="false" fo:text-indent="0cm" style:auto-text-indent="false" fo:background-color="#ffff99" fo:padding-left="0.141cm" fo:padding-right="0.141cm" fo:padding-top="0.035cm" fo:padding-bottom="0.035cm" fo:border="0.018cm solid #000000" style:shadow="#000000 0.159cm 0.159cm">
        <style:background-image/>
      </style:paragraph-properties>
      <style:text-properties style:font-name="Arial" fo:font-size="11pt" fo:font-weight="bold" style:font-size-asian="11pt" style:font-weight-asian="bold" style:font-size-complex="11pt"/>
    </style:style>
    <style:style style:name="P5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1pt" fo:font-weight="bold" style:font-size-asian="11pt" style:font-weight-asian="bold" style:font-size-complex="11pt"/>
    </style:style>
    <style:style style:name="P6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1pt" fo:language="zxx" fo:country="none" style:font-size-asian="11pt" style:language-asian="zxx" style:country-asian="none" style:font-size-complex="11pt"/>
    </style:style>
    <style:style style:name="P7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fo:language="zxx" fo:country="none" style:font-size-asian="11pt" style:language-asian="zxx" style:country-asian="none" style:font-size-complex="11pt"/>
    </style:style>
    <style:style style:name="P8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margin-left="0cm" fo:margin-right="-0.004cm" fo:line-height="150%" fo:text-indent="0cm" style:auto-text-indent="false">
        <style:tab-stops>
          <style:tab-stop style:position="1.752cm"/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11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12" style:family="paragraph" style:parent-style-name="Standard" style:master-page-name="Standard">
      <style:paragraph-properties style:page-number="auto"/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2" style:family="text">
      <style:text-properties fo:color="#000000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name-asian="Courier New" style:font-weight-asian="bold" style:font-name-complex="Courier New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3">%#include </text:span><text:span text:style-name="T4">enTetesDecisionRFM</text:span><text:span text:style-name="T3">#%</text:span></text:p>
      <text:p text:style-name="P1"/>
      <text:p text:style-name="P4">%=RAPPEL=%</text:p>
      <text:p text:style-name="P1"/>
      <text:p text:style-name="P1"/>
      <text:p text:style-name="P5">%=OBJET=%</text:p>
      <text:p text:style-name="P3"/>
      <text:p text:style-name="P2"/>
      <text:p text:style-name="P2">%=TITRE=%</text:p>
      <text:p text:style-name="P6"/>
      <text:p text:style-name="P8">%=DATE_ENVOI=%</text:p>
      <text:p text:style-name="P8"/>
      <text:p text:style-name="P8">%=ATTENTE=%</text:p>
      <text:p text:style-name="P8"/>
      <text:p text:style-name="P8">%=DATE_RETOUR=%</text:p>
      <text:p text:style-name="P8"/>
      <text:p text:style-name="P8">%=REFUS=%</text:p>
      <text:p text:style-name="P8"/>
      <text:p text:style-name="P8">%=SALUTATIONS=%</text:p>
      <text:p text:style-name="P9"/>
      <text:p text:style-name="P7"/>
      <text:p text:style-name="P11"><text:tab/><text:span text:style-name="T1">%#</text:span><text:span text:style-name="T2">include <text:s/>signatureRFM</text:span><text:span text:style-name="T1">#%</text:span></text:p>
      <text:p text:style-name="P9"/>
      <text:p text:style-name="P9"/>
      <text:p text:style-name="P10"><text:span text:style-name="T5">%=ANNEXE=%</text:span> : %=MENTIONNE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StealthEnd_20_5" draw:display-name="msArrowStealthEnd 5" svg:viewBox="0 0 210 210" svg:d="m105 0 105 210-105-84-105 84z"/>
    <draw:marker draw:name="msArrowStealthEnd_20_6" draw:display-name="msArrowStealthEnd 6" svg:viewBox="0 0 210 350" svg:d="m105 0 105 350-105-140-105 14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3.501cm"/>
          <style:tab-stop style:position="8.401cm"/>
        </style:tab-stops>
      </style:paragraph-properties>
      <style:text-properties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2.6cm" fo:margin-right="2cm" fo:margin-top="0cm" fo:margin-bottom="0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Corps_20_de_20_texte_20_2" style:display-name="Corps de texte 2" style:family="paragraph" style:parent-style-name="Standard">
      <style:paragraph-properties fo:margin="100%" fo:margin-left="0cm" fo:margin-right="-0.004cm" fo:margin-top="0cm" fo:margin-bottom="0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fo:font-size="11pt" style:font-size-asian="11pt"/>
    </style:style>
    <style:style style:name="Corps_20_de_20_texte_20_3" style:display-name="Corps de texte 3" style:family="paragraph" style:parent-style-name="Standard">
      <style:paragraph-properties fo:margin-top="0cm" fo:margin-bottom="0.212cm" fo:text-align="justify" style:justify-single-word="false"/>
      <style:text-properties fo:font-size="8pt" style:font-size-asian="8pt" style:font-size-complex="8pt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Lettre n° </dc:title>
    <meta:initial-creator>Eggstein Philippe</meta:initial-creator>
    <meta:creation-date>2010-08-13T16:30:00</meta:creation-date>
    <dc:date>2014-07-01T11:37:38.85</dc:date>
    <meta:print-date>2009-06-15T14:37:00</meta:print-date>
    <meta:editing-cycles>14</meta:editing-cycles>
    <meta:editing-duration>PT23H1M20S</meta:editing-duration>
    <meta:document-statistic meta:table-count="0" meta:image-count="0" meta:object-count="0" meta:page-count="1" meta:paragraph-count="11" meta:word-count="15" meta:character-count="174"/>
    <meta:user-defined meta:name="Info 1"/>
    <meta:user-defined meta:name="Info 2"/>
    <meta:user-defined meta:name="Info 3"/>
    <meta:user-defined meta:name="Info 4"/>
    <meta:user-defined meta:name="_AdHocReviewCycleID" meta:value-type="string">1553504477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  <meta:user-defined meta:name="_ReviewingToolsShownOnce" meta:value-type="string"/>
  </office:meta>
</office:document-meta>
</file>